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Char.isXML11Content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Char.isXML11ValidName( String 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ML11Char.isXML11Invalid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har.isXML11Valid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Char.isXML11InternalEntityContent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Char.isXML11ValidLiteral( int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Char.isXML11NCName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Char.isXML11Spac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har.isXML11ValidNCName( String nc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11Char.isXML11NameStart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Char.isXML11ValidNmtoken( String nmtok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11Char.isXML11NameHighSurrogat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Char.isXML11Name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Char.isXML11NCNameStart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